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8.36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81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70.1pt"/>
    </style:style>
    <style:style style:name="co8" style:family="table-column">
      <style:table-column-properties fo:break-before="auto" style:column-width="75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77bc6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3R</text:p>
          </table:table-cell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/>
          <table:table-cell table:formula="of:=SUM([.E4:.K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R</text:p>
          </table:table-cell>
          <table:table-cell/>
          <table:table-cell table:formula="of:=SUM([.E5:.K5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/>
          <table:table-cell table:formula="of:=SUM([.E6:.K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table:formula="of:=SUM([.E7:.K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table:formula="of:=SUM([.E8:.K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/>
          <table:table-cell table:formula="of:=SUM([.E9:.K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8K</text:p>
          </table:table-cell>
          <table:table-cell/>
          <table:table-cell table:formula="of:=SUM([.E10:.K1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/>
          <table:table-cell table:formula="of:=SUM([.E11:.K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7K</text:p>
          </table:table-cell>
          <table:table-cell/>
          <table:table-cell table:formula="of:=SUM([.E12:.K1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/>
          <table:table-cell table:formula="of:=SUM([.E13:.K1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/>
          <table:table-cell table:formula="of:=SUM([.E14:.K1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/>
          <table:table-cell table:formula="of:=SUM([.E15:.K15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table:formula="of:=SUM([.E16:.K16])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/>
          <table:table-cell table:formula="of:=SUM([.E17:.K17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/>
          <table:table-cell table:formula="of:=SUM([.E18:.K18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K</text:p>
          </table:table-cell>
          <table:table-cell/>
          <table:table-cell table:formula="of:=SUM([.E19:.K1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K</text:p>
          </table:table-cell>
          <table:table-cell/>
          <table:table-cell table:formula="of:=SUM([.E20:.K20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/>
          <table:table-cell table:formula="of:=SUM([.E21:.K2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/>
          <table:table-cell table:formula="of:=SUM([.E22:.K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table:formula="of:=SUM([.E23:.K23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/>
          <table:table-cell table:formula="of:=SUM([.E24:.K2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table:formula="of:=SUM([.E25:.K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/>
          <table:table-cell table:formula="of:=SUM([.E26:.K26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K</text:p>
          </table:table-cell>
          <table:table-cell/>
          <table:table-cell table:formula="of:=SUM([.E27:.K27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K</text:p>
          </table:table-cell>
          <table:table-cell/>
          <table:table-cell table:formula="of:=SUM([.E28:.K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/>
          <table:table-cell table:formula="of:=SUM([.E29:.K29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/>
          <table:table-cell table:formula="of:=SUM([.E30:.K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31:.K31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32:.K3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SUM([.J3:.J32])" office:value-type="float" office:value="45" calcext:value-type="float">
            <text:p>45</text:p>
          </table:table-cell>
          <table:table-cell table:formula="of:=SUM([.K3:.K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0p</text:p>
          </table:table-cell>
          <table:table-cell/>
          <table:table-cell table:formula="of:=SUM([.E37:.K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p</text:p>
          </table:table-cell>
          <table:table-cell/>
          <table:table-cell table:formula="of:=SUM([.E38:.K3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p</text:p>
          </table:table-cell>
          <table:table-cell/>
          <table:table-cell table:formula="of:=SUM([.E39:.K39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p</text:p>
          </table:table-cell>
          <table:table-cell/>
          <table:table-cell table:formula="of:=SUM([.E40:.K40]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p</text:p>
          </table:table-cell>
          <table:table-cell/>
          <table:table-cell table:formula="of:=SUM([.E41:.K4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p</text:p>
          </table:table-cell>
          <table:table-cell/>
          <table:table-cell table:formula="of:=SUM([.E42:.K42]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0p</text:p>
          </table:table-cell>
          <table:table-cell/>
          <table:table-cell table:formula="of:=SUM([.E43:.K4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</text:p>
          </table:table-cell>
          <table:table-cell/>
          <table:table-cell table:formula="of:=SUM([.E45:.K45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n</text:p>
          </table:table-cell>
          <table:table-cell/>
          <table:table-cell table:formula="of:=SUM([.E46:.K4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3n</text:p>
          </table:table-cell>
          <table:table-cell/>
          <table:table-cell table:formula="of:=SUM([.E47:.K47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7n</text:p>
          </table:table-cell>
          <table:table-cell/>
          <table:table-cell table:formula="of:=SUM([.E48:.K4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8n</text:p>
          </table:table-cell>
          <table:table-cell/>
          <table:table-cell table:formula="of:=SUM([.E49:.K4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.2n</text:p>
          </table:table-cell>
          <table:table-cell/>
          <table:table-cell table:formula="of:=SUM([.E50:.K50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n</text:p>
          </table:table-cell>
          <table:table-cell/>
          <table:table-cell table:formula="of:=SUM([.E51:.K51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/>
          <table:table-cell table:formula="of:=SUM([.E52:.K52])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n</text:p>
          </table:table-cell>
          <table:table-cell/>
          <table:table-cell table:formula="of:=SUM([.E53:.K53]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/>
          <table:table-cell table:formula="of:=SUM([.E54:.K54])"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n</text:p>
          </table:table-cell>
          <table:table-cell/>
          <table:table-cell table:formula="of:=SUM([.E55:.K55])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70n</text:p>
          </table:table-cell>
          <table:table-cell/>
          <table:table-cell table:formula="of:=SUM([.E56:.K5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7:.K57]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58:.K5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SUM([.J37:.J58])" office:value-type="float" office:value="20" calcext:value-type="float">
            <text:p>20</text:p>
          </table:table-cell>
          <table:table-cell table:formula="of:=SUM([.K37:.K5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lectrolytics Cap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62:.K62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63:.K63])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u</text:p>
          </table:table-cell>
          <table:table-cell/>
          <table:table-cell table:formula="of:=SUM([.E64:.K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table:formula="of:=SUM([.E65:.K65])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/>
          <table:table-cell table:formula="of:=SUM([.E66:.K6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table:formula="of:=SUM([.E67:.K67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u</text:p>
          </table:table-cell>
          <table:table-cell/>
          <table:table-cell table:formula="of:=SUM([.E68:.K6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N3904</text:p>
          </table:table-cell>
          <table:table-cell/>
          <table:table-cell table:formula="of:=SUM([.E72:.K72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3906</text:p>
          </table:table-cell>
          <table:table-cell/>
          <table:table-cell table:formula="of:=SUM([.E73:.K7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N5088</text:p>
          </table:table-cell>
          <table:table-cell/>
          <table:table-cell table:formula="of:=SUM([.E74:.K74])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/>
          <table:table-cell table:formula="of:=SUM([.E75:.K75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5457</text:p>
          </table:table-cell>
          <table:table-cell/>
          <table:table-cell table:formula="of:=SUM([.E76:.K76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5485</text:p>
          </table:table-cell>
          <table:table-cell/>
          <table:table-cell table:formula="of:=SUM([.E77:.K7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170</text:p>
          </table:table-cell>
          <table:table-cell/>
          <table:table-cell table:formula="of:=SUM([.E78:.K7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SA18</text:p>
          </table:table-cell>
          <table:table-cell/>
          <table:table-cell table:formula="of:=SUM([.E79:.K79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50K</text:p>
          </table:table-cell>
          <table:table-cell/>
          <table:table-cell table:formula="of:=SUM([.E83:.K8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0K</text:p>
          </table:table-cell>
          <table:table-cell/>
          <table:table-cell table:formula="of:=SUM([.E84:.K84])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K</text:p>
          </table:table-cell>
          <table:table-cell/>
          <table:table-cell table:formula="of:=SUM([.E85:.K8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K</text:p>
          </table:table-cell>
          <table:table-cell/>
          <table:table-cell table:formula="of:=SUM([.E86:.K8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0K</text:p>
          </table:table-cell>
          <table:table-cell/>
          <table:table-cell table:formula="of:=SUM([.E87:.K87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/>
          <table:table-cell table:formula="of:=SUM([.E88:.K8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0K</text:p>
          </table:table-cell>
          <table:table-cell/>
          <table:table-cell table:formula="of:=SUM([.E89:.K8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/>
          <table:table-cell table:formula="of:=SUM([.E90:.K9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/>
          <table:table-cell table:formula="of:=SUM([.E91:.K91]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K</text:p>
          </table:table-cell>
          <table:table-cell/>
          <table:table-cell table:formula="of:=SUM([.E92:.K92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K</text:p>
          </table:table-cell>
          <table:table-cell/>
          <table:table-cell table:formula="of:=SUM([.E93:.K9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K</text:p>
          </table:table-cell>
          <table:table-cell/>
          <table:table-cell table:formula="of:=SUM([.E97:.K9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/>
          <table:table-cell table:formula="of:=SUM([.E98:.K9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TD-2H (Long)</text:p>
          </table:table-cell>
          <table:table-cell/>
          <table:table-cell table:formula="of:=SUM([.E102:.K10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78L05</text:p>
          </table:table-cell>
          <table:table-cell/>
          <table:table-cell table:formula="of:=SUM([.E103:.K10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13700N</text:p>
          </table:table-cell>
          <table:table-cell/>
          <table:table-cell table:formula="of:=SUM([.E104:.K10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08N</text:p>
          </table:table-cell>
          <table:table-cell/>
          <table:table-cell table:formula="of:=SUM([.E105:.K10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4558</text:p>
          </table:table-cell>
          <table:table-cell/>
          <table:table-cell table:formula="of:=SUM([.E106:.K106]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2399</text:p>
          </table:table-cell>
          <table:table-cell/>
          <table:table-cell table:formula="of:=SUM([.E107:.K10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558</text:p>
          </table:table-cell>
          <table:table-cell/>
          <table:table-cell table:formula="of:=SUM([.E108:.K10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/>
          <table:table-cell table:formula="of:=SUM([.E109:.K109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/>
          <table:table-cell table:formula="of:=SUM([.E110:.K11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/>
          <table:table-cell table:formula="of:=SUM([.E111:.K11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1044</text:p>
          </table:table-cell>
          <table:table-cell/>
          <table:table-cell table:formula="of:=SUM([.E112:.K1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44</text:p>
          </table:table-cell>
          <table:table-cell/>
          <table:table-cell table:formula="of:=SUM([.E113:.K1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L7660</text:p>
          </table:table-cell>
          <table:table-cell/>
          <table:table-cell table:formula="of:=SUM([.E114:.K1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5817</text:p>
          </table:table-cell>
          <table:table-cell/>
          <table:table-cell table:formula="of:=SUM([.E118:.K118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/>
          <table:table-cell table:formula="of:=SUM([.E119:.K119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/>
          <table:table-cell table:formula="of:=SUM([.E120:.K120]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/>
          <table:table-cell table:formula="of:=SUM([.E121:.K12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V zener 0.5W</text:p>
          </table:table-cell>
          <table:table-cell/>
          <table:table-cell table:formula="of:=SUM([.E122:.K12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table:formula="of:=SUM([.E123:.K123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DT on/off/on</text:p>
          </table:table-cell>
          <table:table-cell/>
          <table:table-cell table:formula="of:=SUM([.E127:.K1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DT on/on</text:p>
          </table:table-cell>
          <table:table-cell/>
          <table:table-cell table:formula="of:=SUM([.E128:.K1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/>
          <table:table-cell table:formula="of:=SUM([.E129:.K129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0/00/0000</text:date>, <text:time style:data-style-name="N2" text:time-value="12:02:27.290019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20:42:05.092836787</meta:creation-date>
    <dc:date>2021-04-01T12:58:59.783144307</dc:date>
    <meta:editing-duration>PT6H25M</meta:editing-duration>
    <meta:editing-cycles>25</meta:editing-cycles>
    <meta:generator>LibreOffice/5.3.6.1$Linux_X86_64 LibreOffice_project/30$Build-1</meta:generator>
    <meta:document-statistic meta:table-count="1" meta:cell-count="427" meta:object-count="0"/>
  </office:meta>
</office:document-meta>
</file>